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6" office:value-type="string" calcext:value-type="string" table:number-columns-spanned="9" table:number-rows-spanned="1">
              <text:p>中 華 民 國 101 年 8 月 份</text:p>
            </table:table-cell>
            <table:covered-table-cell table:number-columns-repeated="8" table:style-name="ce46"/>
            <table:table-cell table:style-name="ce49" table:number-columns-repeated="2"/>
            <table:table-cell table:style-name="ce30" table:number-columns-repeated="8"/>
            <table:table-cell table:style-name="ce52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3"/>
            <table:table-cell table:style-name="ce48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3"/>
            <table:covered-table-cell table:style-name="ce51"/>
            <table:table-cell table:style-name="ce53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4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4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5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114752" calcext:value-type="float">
            <text:p><text:s text:c="3"/>114,752</text:p>
          </table:table-cell>
          <table:table-cell table:style-name="ce35" office:value-type="float" office:value="3273" calcext:value-type="float">
            <text:p><text:s text:c="3"/>3,273</text:p>
          </table:table-cell>
          <table:table-cell table:style-name="ce35" office:value-type="float" office:value="10837" calcext:value-type="float">
            <text:p><text:s text:c="3"/>10,837</text:p>
          </table:table-cell>
          <table:table-cell table:style-name="ce35" office:value-type="float" office:value="8250" calcext:value-type="float">
            <text:p><text:s text:c="3"/>8,250</text:p>
          </table:table-cell>
          <table:table-cell table:style-name="ce35" office:value-type="float" office:value="4095" calcext:value-type="float">
            <text:p><text:s text:c="3"/>4,095</text:p>
          </table:table-cell>
          <table:table-cell table:style-name="ce35" office:value-type="float" office:value="2574" calcext:value-type="float">
            <text:p><text:s text:c="3"/>2,574</text:p>
          </table:table-cell>
          <table:table-cell table:style-name="ce35" office:value-type="float" office:value="4074" calcext:value-type="float">
            <text:p><text:s text:c="3"/>4,074</text:p>
          </table:table-cell>
          <table:table-cell table:style-name="ce35" office:value-type="float" office:value="13550" calcext:value-type="float">
            <text:p><text:s text:c="3"/>13,550</text:p>
          </table:table-cell>
          <table:table-cell table:style-name="ce35" office:value-type="float" office:value="308" calcext:value-type="float">
            <text:p><text:s text:c="3"/>308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float" office:value="8678" calcext:value-type="float">
            <text:p><text:s text:c="3"/>8,678</text:p>
          </table:table-cell>
          <table:table-cell table:style-name="ce35" office:value-type="float" office:value="56506" calcext:value-type="float">
            <text:p><text:s text:c="3"/>56,506</text:p>
          </table:table-cell>
          <table:table-cell table:style-name="ce35" office:value-type="float" office:value="2588" calcext:value-type="float">
            <text:p><text:s text:c="3"/>2,588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13572" calcext:value-type="float">
            <text:p><text:s text:c="3"/>113,572</text:p>
          </table:table-cell>
          <table:table-cell table:style-name="ce35" office:value-type="float" office:value="4604" calcext:value-type="float">
            <text:p><text:s text:c="3"/>4,604</text:p>
          </table:table-cell>
          <table:table-cell table:style-name="ce35" office:value-type="float" office:value="10998" calcext:value-type="float">
            <text:p><text:s text:c="3"/>10,998</text:p>
          </table:table-cell>
          <table:table-cell table:style-name="ce35" office:value-type="float" office:value="8252" calcext:value-type="float">
            <text:p><text:s text:c="3"/>8,252</text:p>
          </table:table-cell>
          <table:table-cell table:style-name="ce35" office:value-type="float" office:value="4729" calcext:value-type="float">
            <text:p><text:s text:c="3"/>4,729</text:p>
          </table:table-cell>
          <table:table-cell table:style-name="ce35" office:value-type="float" office:value="2617" calcext:value-type="float">
            <text:p><text:s text:c="3"/>2,617</text:p>
          </table:table-cell>
          <table:table-cell table:style-name="ce35" office:value-type="float" office:value="3866" calcext:value-type="float">
            <text:p><text:s text:c="3"/>3,866</text:p>
          </table:table-cell>
          <table:table-cell table:style-name="ce35" office:value-type="float" office:value="12083" calcext:value-type="float">
            <text:p><text:s text:c="3"/>12,083</text:p>
          </table:table-cell>
          <table:table-cell table:style-name="ce35" office:value-type="float" office:value="1140" calcext:value-type="float">
            <text:p><text:s text:c="3"/>1,140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8678" calcext:value-type="float">
            <text:p><text:s text:c="3"/>8,678</text:p>
          </table:table-cell>
          <table:table-cell table:style-name="ce35" office:value-type="float" office:value="56506" calcext:value-type="float">
            <text:p><text:s text:c="3"/>56,506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6" office:value-type="float" office:value="1180" calcext:value-type="float">
            <text:p>1,180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777" calcext:value-type="float">
            <text:p><text:s text:c="3"/>52,777</text:p>
          </table:table-cell>
          <table:table-cell table:style-name="ce35" office:value-type="float" office:value="1600" calcext:value-type="float">
            <text:p><text:s text:c="3"/>1,600</text:p>
          </table:table-cell>
          <table:table-cell table:style-name="ce35" office:value-type="float" office:value="5142" calcext:value-type="float">
            <text:p><text:s text:c="3"/>5,142</text:p>
          </table:table-cell>
          <table:table-cell table:style-name="ce35" office:value-type="float" office:value="3901" calcext:value-type="float">
            <text:p><text:s text:c="3"/>3,901</text:p>
          </table:table-cell>
          <table:table-cell table:style-name="ce35" office:value-type="float" office:value="1891" calcext:value-type="float">
            <text:p><text:s text:c="3"/>1,891</text:p>
          </table:table-cell>
          <table:table-cell table:style-name="ce35" office:value-type="float" office:value="1202" calcext:value-type="float">
            <text:p><text:s text:c="3"/>1,202</text:p>
          </table:table-cell>
          <table:table-cell table:style-name="ce35" office:value-type="float" office:value="1904" calcext:value-type="float">
            <text:p><text:s text:c="3"/>1,904</text:p>
          </table:table-cell>
          <table:table-cell table:style-name="ce35" office:value-type="float" office:value="6392" calcext:value-type="float">
            <text:p><text:s text:c="3"/>6,392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4010" calcext:value-type="float">
            <text:p><text:s text:c="3"/>4,010</text:p>
          </table:table-cell>
          <table:table-cell table:style-name="ce35" office:value-type="float" office:value="25970" calcext:value-type="float">
            <text:p><text:s text:c="3"/>25,970</text:p>
          </table:table-cell>
          <table:table-cell table:style-name="ce35" office:value-type="float" office:value="597" calcext:value-type="float">
            <text:p><text:s text:c="3"/>59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2699" calcext:value-type="float">
            <text:p><text:s text:c="3"/>52,699</text:p>
          </table:table-cell>
          <table:table-cell table:style-name="ce35" office:value-type="float" office:value="2072" calcext:value-type="float">
            <text:p><text:s text:c="3"/>2,072</text:p>
          </table:table-cell>
          <table:table-cell table:style-name="ce35" office:value-type="float" office:value="5130" calcext:value-type="float">
            <text:p><text:s text:c="3"/>5,130</text:p>
          </table:table-cell>
          <table:table-cell table:style-name="ce35" office:value-type="float" office:value="3853" calcext:value-type="float">
            <text:p><text:s text:c="3"/>3,853</text:p>
          </table:table-cell>
          <table:table-cell table:style-name="ce35" office:value-type="float" office:value="2215" calcext:value-type="float">
            <text:p><text:s text:c="3"/>2,215</text:p>
          </table:table-cell>
          <table:table-cell table:style-name="ce35" office:value-type="float" office:value="1222" calcext:value-type="float">
            <text:p><text:s text:c="3"/>1,222</text:p>
          </table:table-cell>
          <table:table-cell table:style-name="ce35" office:value-type="float" office:value="1862" calcext:value-type="float">
            <text:p><text:s text:c="3"/>1,862</text:p>
          </table:table-cell>
          <table:table-cell table:style-name="ce35" office:value-type="float" office:value="5755" calcext:value-type="float">
            <text:p><text:s text:c="3"/>5,755</text:p>
          </table:table-cell>
          <table:table-cell table:style-name="ce35" office:value-type="float" office:value="557" calcext:value-type="float">
            <text:p><text:s text:c="3"/>557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4010" calcext:value-type="float">
            <text:p><text:s text:c="3"/>4,010</text:p>
          </table:table-cell>
          <table:table-cell table:style-name="ce35" office:value-type="float" office:value="25970" calcext:value-type="float">
            <text:p><text:s text:c="3"/>25,970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57" office:value-type="float" office:value="78" calcext:value-type="float">
            <text:p>78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6" office:value-type="float" office:value="61975" calcext:value-type="float">
            <text:p><text:s text:c="3"/>61,975</text:p>
          </table:table-cell>
          <table:table-cell table:style-name="ce36" office:value-type="float" office:value="1673" calcext:value-type="float">
            <text:p><text:s text:c="3"/>1,673</text:p>
          </table:table-cell>
          <table:table-cell table:style-name="ce36" office:value-type="float" office:value="5695" calcext:value-type="float">
            <text:p><text:s text:c="3"/>5,695</text:p>
          </table:table-cell>
          <table:table-cell table:style-name="ce36" office:value-type="float" office:value="4349" calcext:value-type="float">
            <text:p><text:s text:c="3"/>4,349</text:p>
          </table:table-cell>
          <table:table-cell table:style-name="ce36" office:value-type="float" office:value="2204" calcext:value-type="float">
            <text:p><text:s text:c="3"/>2,204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2170" calcext:value-type="float">
            <text:p><text:s text:c="3"/>2,170</text:p>
          </table:table-cell>
          <table:table-cell table:style-name="ce36" office:value-type="float" office:value="7158" calcext:value-type="float">
            <text:p><text:s text:c="3"/>7,158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4668" calcext:value-type="float">
            <text:p><text:s text:c="3"/>4,668</text:p>
          </table:table-cell>
          <table:table-cell table:style-name="ce36" office:value-type="float" office:value="30536" calcext:value-type="float">
            <text:p><text:s text:c="3"/>30,536</text:p>
          </table:table-cell>
          <table:table-cell table:style-name="ce36" office:value-type="float" office:value="1991" calcext:value-type="float">
            <text:p><text:s text:c="3"/>1,99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60873" calcext:value-type="float">
            <text:p><text:s text:c="3"/>60,873</text:p>
          </table:table-cell>
          <table:table-cell table:style-name="ce36" office:value-type="float" office:value="2532" calcext:value-type="float">
            <text:p><text:s text:c="3"/>2,532</text:p>
          </table:table-cell>
          <table:table-cell table:style-name="ce36" office:value-type="float" office:value="5868" calcext:value-type="float">
            <text:p><text:s text:c="3"/>5,868</text:p>
          </table:table-cell>
          <table:table-cell table:style-name="ce36" office:value-type="float" office:value="4399" calcext:value-type="float">
            <text:p><text:s text:c="3"/>4,399</text:p>
          </table:table-cell>
          <table:table-cell table:style-name="ce36" office:value-type="float" office:value="2514" calcext:value-type="float">
            <text:p><text:s text:c="3"/>2,514</text:p>
          </table:table-cell>
          <table:table-cell table:style-name="ce36" office:value-type="float" office:value="1395" calcext:value-type="float">
            <text:p><text:s text:c="3"/>1,395</text:p>
          </table:table-cell>
          <table:table-cell table:style-name="ce36" office:value-type="float" office:value="2004" calcext:value-type="float">
            <text:p><text:s text:c="3"/>2,004</text:p>
          </table:table-cell>
          <table:table-cell table:style-name="ce36" office:value-type="float" office:value="6328" calcext:value-type="float">
            <text:p><text:s text:c="3"/>6,328</text:p>
          </table:table-cell>
          <table:table-cell table:style-name="ce36" office:value-type="float" office:value="583" calcext:value-type="float">
            <text:p><text:s text:c="3"/>583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668" calcext:value-type="float">
            <text:p><text:s text:c="3"/>4,668</text:p>
          </table:table-cell>
          <table:table-cell table:style-name="ce36" office:value-type="float" office:value="30536" calcext:value-type="float">
            <text:p><text:s text:c="3"/>30,53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58" office:value-type="float" office:value="1102" calcext:value-type="float">
            <text:p>1,102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20596" calcext:value-type="float">
            <text:p>20,596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218" calcext:value-type="float">
            <text:p>5,218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4249" calcext:value-type="float">
            <text:p>4,249</text:p>
          </table:table-cell>
          <table:table-cell table:style-name="ce37" office:value-type="float" office:value="84" calcext:value-type="float">
            <text:p>8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375" calcext:value-type="float">
            <text:p>8,375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185" calcext:value-type="float">
            <text:p>20,185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613" calcext:value-type="float">
            <text:p>4,613</text:p>
          </table:table-cell>
          <table:table-cell table:style-name="ce37" office:value-type="float" office:value="551" calcext:value-type="float">
            <text:p>551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4572" calcext:value-type="float">
            <text:p>4,572</text:p>
          </table:table-cell>
          <table:table-cell table:style-name="ce37" office:value-type="float" office:value="336" calcext:value-type="float">
            <text:p>33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375" calcext:value-type="float">
            <text:p>8,37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59" office:value-type="float" office:value="411" calcext:value-type="float">
            <text:p>411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9443" calcext:value-type="float">
            <text:p>9,443</text:p>
          </table:table-cell>
          <table:table-cell table:style-name="ce38" office:value-type="float" office:value="336" calcext:value-type="float">
            <text:p>33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41" calcext:value-type="float">
            <text:p>2,441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1976" calcext:value-type="float">
            <text:p>1,976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24" calcext:value-type="float">
            <text:p>3,824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393" calcext:value-type="float">
            <text:p>9,393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68" calcext:value-type="float">
            <text:p>2,168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2212" calcext:value-type="float">
            <text:p>2,212</text:p>
          </table:table-cell>
          <table:table-cell table:style-name="ce38" office:value-type="float" office:value="154" calcext:value-type="float">
            <text:p>15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24" calcext:value-type="float">
            <text:p>3,82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50" calcext:value-type="float">
            <text:p>50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9" office:value-type="float" office:value="11153" calcext:value-type="float">
            <text:p>11,153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77" calcext:value-type="float">
            <text:p>2,777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2273" calcext:value-type="float">
            <text:p>2,273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551" calcext:value-type="float">
            <text:p>4,551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792" calcext:value-type="float">
            <text:p>10,792</text:p>
          </table:table-cell>
          <table:table-cell table:style-name="ce39" office:value-type="float" office:value="537" calcext:value-type="float">
            <text:p>5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45" calcext:value-type="float">
            <text:p>2,445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2360" calcext:value-type="float">
            <text:p>2,360</text:p>
          </table:table-cell>
          <table:table-cell table:style-name="ce39" office:value-type="float" office:value="182" calcext:value-type="float">
            <text:p>18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551" calcext:value-type="float">
            <text:p>4,551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361" calcext:value-type="float">
            <text:p>361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6154" calcext:value-type="float">
            <text:p>16,154</text:p>
          </table:table-cell>
          <table:table-cell table:style-name="ce37" office:value-type="float" office:value="1053" calcext:value-type="float">
            <text:p>1,053</text:p>
          </table:table-cell>
          <table:table-cell table:style-name="ce37" office:value-type="float" office:value="4613" calcext:value-type="float">
            <text:p>4,61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2480" calcext:value-type="float">
            <text:p>2,480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399" calcext:value-type="float">
            <text:p>6,399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188" calcext:value-type="float">
            <text:p>16,188</text:p>
          </table:table-cell>
          <table:table-cell table:style-name="ce37" office:value-type="float" office:value="1519" calcext:value-type="float">
            <text:p>1,519</text:p>
          </table:table-cell>
          <table:table-cell table:style-name="ce37" office:value-type="float" office:value="5218" calcext:value-type="float">
            <text:p>5,21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2126" calcext:value-type="float">
            <text:p>2,126</text:p>
          </table:table-cell>
          <table:table-cell table:style-name="ce37" office:value-type="float" office:value="88" calcext:value-type="float">
            <text:p>8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399" calcext:value-type="float">
            <text:p>6,39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59" office:value-type="float" office:value="-34" calcext:value-type="float">
            <text:p><text:s text:c="7"/>－34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7437" calcext:value-type="float">
            <text:p>7,437</text:p>
          </table:table-cell>
          <table:table-cell table:style-name="ce38" office:value-type="float" office:value="482" calcext:value-type="float">
            <text:p>482</text:p>
          </table:table-cell>
          <table:table-cell table:style-name="ce38" office:value-type="float" office:value="2168" calcext:value-type="float">
            <text:p>2,16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945" calcext:value-type="float">
            <text:p>2,945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509" calcext:value-type="float">
            <text:p>7,509</text:p>
          </table:table-cell>
          <table:table-cell table:style-name="ce38" office:value-type="float" office:value="653" calcext:value-type="float">
            <text:p>653</text:p>
          </table:table-cell>
          <table:table-cell table:style-name="ce38" office:value-type="float" office:value="2441" calcext:value-type="float">
            <text:p>2,4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017" calcext:value-type="float">
            <text:p>1,017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945" calcext:value-type="float">
            <text:p>2,94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-72" calcext:value-type="float">
            <text:p><text:s text:c="7"/>－72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8717" calcext:value-type="float">
            <text:p>8,717</text:p>
          </table:table-cell>
          <table:table-cell table:style-name="ce39" office:value-type="float" office:value="571" calcext:value-type="float">
            <text:p>571</text:p>
          </table:table-cell>
          <table:table-cell table:style-name="ce39" office:value-type="float" office:value="2445" calcext:value-type="float">
            <text:p>2,4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1301" calcext:value-type="float">
            <text:p>1,301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54" calcext:value-type="float">
            <text:p>3,454</text:p>
          </table:table-cell>
          <table:table-cell table:style-name="ce39" office:value-type="float" office:value="291" calcext:value-type="float">
            <text:p>29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679" calcext:value-type="float">
            <text:p>8,679</text:p>
          </table:table-cell>
          <table:table-cell table:style-name="ce39" office:value-type="float" office:value="866" calcext:value-type="float">
            <text:p>866</text:p>
          </table:table-cell>
          <table:table-cell table:style-name="ce39" office:value-type="float" office:value="2777" calcext:value-type="float">
            <text:p>2,7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109" calcext:value-type="float">
            <text:p>1,109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54" calcext:value-type="float">
            <text:p>3,45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38" calcext:value-type="float">
            <text:p>38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14264" calcext:value-type="float">
            <text:p>14,264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551" calcext:value-type="float">
            <text:p>551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3186" calcext:value-type="float">
            <text:p>3,186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965" calcext:value-type="float">
            <text:p>8,965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3493" calcext:value-type="float">
            <text:p>13,493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2486" calcext:value-type="float">
            <text:p>2,486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965" calcext:value-type="float">
            <text:p>8,96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62" office:value-type="float" office:value="771" calcext:value-type="float">
            <text:p>771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6453" calcext:value-type="float">
            <text:p>6,453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487" calcext:value-type="float">
            <text:p>1,487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21" calcext:value-type="float">
            <text:p>4,021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117" calcext:value-type="float">
            <text:p>6,117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150" calcext:value-type="float">
            <text:p>1,150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21" calcext:value-type="float">
            <text:p>4,02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336" calcext:value-type="float">
            <text:p>336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7811" calcext:value-type="float">
            <text:p>7,811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699" calcext:value-type="float">
            <text:p>1,69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944" calcext:value-type="float">
            <text:p>4,944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376" calcext:value-type="float">
            <text:p>7,376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336" calcext:value-type="float">
            <text:p>1,336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944" calcext:value-type="float">
            <text:p>4,94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435" calcext:value-type="float">
            <text:p>435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8161" calcext:value-type="float">
            <text:p>8,161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1042" calcext:value-type="float">
            <text:p>1,042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264" calcext:value-type="float">
            <text:p>5,264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043" calcext:value-type="float">
            <text:p>8,043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910" calcext:value-type="float">
            <text:p>91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264" calcext:value-type="float">
            <text:p>5,26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62" office:value-type="float" office:value="118" calcext:value-type="float">
            <text:p>118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3752" calcext:value-type="float">
            <text:p>3,752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497" calcext:value-type="float">
            <text:p>497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32" calcext:value-type="float">
            <text:p>2,432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29" calcext:value-type="float">
            <text:p>3,729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398" calcext:value-type="float">
            <text:p>398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32" calcext:value-type="float">
            <text:p>2,4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23" calcext:value-type="float">
            <text:p>23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4409" calcext:value-type="float">
            <text:p>4,409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545" calcext:value-type="float">
            <text:p>54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32" calcext:value-type="float">
            <text:p>2,832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314" calcext:value-type="float">
            <text:p>4,314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32" calcext:value-type="float">
            <text:p>2,83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95" calcext:value-type="float">
            <text:p>95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14176" calcext:value-type="float">
            <text:p>14,176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129" calcext:value-type="float">
            <text:p>2,129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9721" calcext:value-type="float">
            <text:p>9,721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221" calcext:value-type="float">
            <text:p>14,221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78" calcext:value-type="float">
            <text:p>1,878</text:p>
          </table:table-cell>
          <table:table-cell table:style-name="ce37" office:value-type="float" office:value="97" calcext:value-type="float">
            <text:p>9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9721" calcext:value-type="float">
            <text:p>9,72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62" office:value-type="float" office:value="-45" calcext:value-type="float">
            <text:p><text:s text:c="7"/>－45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6685" calcext:value-type="float">
            <text:p>6,685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20" calcext:value-type="float">
            <text:p>1,02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21" calcext:value-type="float">
            <text:p>4,62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18" calcext:value-type="float">
            <text:p>6,718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24" calcext:value-type="float">
            <text:p>924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21" calcext:value-type="float">
            <text:p>4,62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3" office:value-type="float" office:value="-33" calcext:value-type="float">
            <text:p><text:s text:c="7"/>－33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9" office:value-type="float" office:value="7491" calcext:value-type="float">
            <text:p>7,491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09" calcext:value-type="float">
            <text:p>1,10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100" calcext:value-type="float">
            <text:p>5,100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503" calcext:value-type="float">
            <text:p>7,503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100" calcext:value-type="float">
            <text:p>5,10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4" office:value-type="float" office:value="-12" calcext:value-type="float">
            <text:p><text:s text:c="7"/>－12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39968" calcext:value-type="float">
            <text:p>39,968</text:p>
          </table:table-cell>
          <table:table-cell table:style-name="ce37" office:value-type="float" office:value="767" calcext:value-type="float">
            <text:p>767</text:p>
          </table:table-cell>
          <table:table-cell table:style-name="ce37" office:value-type="float" office:value="4571" calcext:value-type="float">
            <text:p>4,571</text:p>
          </table:table-cell>
          <table:table-cell table:style-name="ce37" office:value-type="float" office:value="2126" calcext:value-type="float">
            <text:p>2,126</text:p>
          </table:table-cell>
          <table:table-cell table:style-name="ce37" office:value-type="float" office:value="2486" calcext:value-type="float">
            <text:p>2,486</text:p>
          </table:table-cell>
          <table:table-cell table:style-name="ce37" office:value-type="float" office:value="910" calcext:value-type="float">
            <text:p>910</text:p>
          </table:table-cell>
          <table:table-cell table:style-name="ce37" office:value-type="float" office:value="1878" calcext:value-type="float">
            <text:p>1,87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677" calcext:value-type="float">
            <text:p>8,677</text:p>
          </table:table-cell>
          <table:table-cell table:style-name="ce37" office:value-type="float" office:value="17513" calcext:value-type="float">
            <text:p>17,513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848" calcext:value-type="float">
            <text:p>40,848</text:p>
          </table:table-cell>
          <table:table-cell table:style-name="ce37" office:value-type="float" office:value="1068" calcext:value-type="float">
            <text:p>1,068</text:p>
          </table:table-cell>
          <table:table-cell table:style-name="ce37" office:value-type="float" office:value="4245" calcext:value-type="float">
            <text:p>4,245</text:p>
          </table:table-cell>
          <table:table-cell table:style-name="ce37" office:value-type="float" office:value="2480" calcext:value-type="float">
            <text:p>2,480</text:p>
          </table:table-cell>
          <table:table-cell table:style-name="ce37" office:value-type="float" office:value="3186" calcext:value-type="float">
            <text:p>3,186</text:p>
          </table:table-cell>
          <table:table-cell table:style-name="ce37" office:value-type="float" office:value="1042" calcext:value-type="float">
            <text:p>1,042</text:p>
          </table:table-cell>
          <table:table-cell table:style-name="ce37" office:value-type="float" office:value="2129" calcext:value-type="float">
            <text:p>2,12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677" calcext:value-type="float">
            <text:p>8,677</text:p>
          </table:table-cell>
          <table:table-cell table:style-name="ce37" office:value-type="float" office:value="17513" calcext:value-type="float">
            <text:p>17,5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62" office:value-type="float" office:value="-880" calcext:value-type="float">
            <text:p><text:s text:c="7"/>－880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18289" calcext:value-type="float">
            <text:p>18,289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2211" calcext:value-type="float">
            <text:p>2,211</text:p>
          </table:table-cell>
          <table:table-cell table:style-name="ce38" office:value-type="float" office:value="1017" calcext:value-type="float">
            <text:p>1,017</text:p>
          </table:table-cell>
          <table:table-cell table:style-name="ce38" office:value-type="float" office:value="1150" calcext:value-type="float">
            <text:p>1,150</text:p>
          </table:table-cell>
          <table:table-cell table:style-name="ce38" office:value-type="float" office:value="398" calcext:value-type="float">
            <text:p>398</text:p>
          </table:table-cell>
          <table:table-cell table:style-name="ce38" office:value-type="float" office:value="924" calcext:value-type="float">
            <text:p>9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010" calcext:value-type="float">
            <text:p>4,010</text:p>
          </table:table-cell>
          <table:table-cell table:style-name="ce38" office:value-type="float" office:value="7978" calcext:value-type="float">
            <text:p>7,978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906" calcext:value-type="float">
            <text:p>18,906</text:p>
          </table:table-cell>
          <table:table-cell table:style-name="ce38" office:value-type="float" office:value="498" calcext:value-type="float">
            <text:p>498</text:p>
          </table:table-cell>
          <table:table-cell table:style-name="ce38" office:value-type="float" office:value="1973" calcext:value-type="float">
            <text:p>1,973</text:p>
          </table:table-cell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1487" calcext:value-type="float">
            <text:p>1,487</text:p>
          </table:table-cell>
          <table:table-cell table:style-name="ce38" office:value-type="float" office:value="497" calcext:value-type="float">
            <text:p>497</text:p>
          </table:table-cell>
          <table:table-cell table:style-name="ce38" office:value-type="float" office:value="1020" calcext:value-type="float">
            <text:p>1,02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3" calcext:value-type="float">
            <text:p>23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010" calcext:value-type="float">
            <text:p>4,010</text:p>
          </table:table-cell>
          <table:table-cell table:style-name="ce38" office:value-type="float" office:value="7978" calcext:value-type="float">
            <text:p>7,97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3" calcext:value-type="float">
            <text:p>23</text:p>
          </table:table-cell>
          <table:table-cell table:style-name="ce63" office:value-type="float" office:value="-617" calcext:value-type="float">
            <text:p><text:s text:c="7"/>－617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21679" calcext:value-type="float">
            <text:p>21,679</text:p>
          </table:table-cell>
          <table:table-cell table:style-name="ce39" office:value-type="float" office:value="379" calcext:value-type="float">
            <text:p>379</text:p>
          </table:table-cell>
          <table:table-cell table:style-name="ce39" office:value-type="float" office:value="2360" calcext:value-type="float">
            <text:p>2,360</text:p>
          </table:table-cell>
          <table:table-cell table:style-name="ce39" office:value-type="float" office:value="1109" calcext:value-type="float">
            <text:p>1,109</text:p>
          </table:table-cell>
          <table:table-cell table:style-name="ce39" office:value-type="float" office:value="1336" calcext:value-type="float">
            <text:p>1,336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667" calcext:value-type="float">
            <text:p>4,667</text:p>
          </table:table-cell>
          <table:table-cell table:style-name="ce39" office:value-type="float" office:value="9535" calcext:value-type="float">
            <text:p>9,535</text:p>
          </table:table-cell>
          <table:table-cell table:style-name="ce39" office:value-type="float" office:value="764" calcext:value-type="float">
            <text:p>76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1942" calcext:value-type="float">
            <text:p>21,942</text:p>
          </table:table-cell>
          <table:table-cell table:style-name="ce39" office:value-type="float" office:value="570" calcext:value-type="float">
            <text:p>570</text:p>
          </table:table-cell>
          <table:table-cell table:style-name="ce39" office:value-type="float" office:value="2272" calcext:value-type="float">
            <text:p>2,272</text:p>
          </table:table-cell>
          <table:table-cell table:style-name="ce39" office:value-type="float" office:value="1301" calcext:value-type="float">
            <text:p>1,301</text:p>
          </table:table-cell>
          <table:table-cell table:style-name="ce39" office:value-type="float" office:value="1699" calcext:value-type="float">
            <text:p>1,699</text:p>
          </table:table-cell>
          <table:table-cell table:style-name="ce39" office:value-type="float" office:value="545" calcext:value-type="float">
            <text:p>545</text:p>
          </table:table-cell>
          <table:table-cell table:style-name="ce39" office:value-type="float" office:value="1109" calcext:value-type="float">
            <text:p>1,1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667" calcext:value-type="float">
            <text:p>4,667</text:p>
          </table:table-cell>
          <table:table-cell table:style-name="ce39" office:value-type="float" office:value="9535" calcext:value-type="float">
            <text:p>9,53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-263" calcext:value-type="float">
            <text:p><text:s text:c="7"/>－263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479" calcext:value-type="float">
            <text:p>2,47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1612" calcext:value-type="float">
            <text:p>1,612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492" calcext:value-type="float">
            <text:p>2,492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1612" calcext:value-type="float">
            <text:p>1,61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2" office:value-type="float" office:value="-13" calcext:value-type="float">
            <text:p><text:s text:c="7"/>－13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748" calcext:value-type="float">
            <text:p>74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19" calcext:value-type="float">
            <text:p><text:s text:c="7"/>－19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349" calcext:value-type="float">
            <text:p>1,34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43" calcext:value-type="float">
            <text:p>1,34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864" calcext:value-type="float">
            <text:p>8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6" calcext:value-type="float">
            <text:p>6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675" calcext:value-type="float">
            <text:p>11,675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2181" calcext:value-type="float">
            <text:p>2,181</text:p>
          </table:table-cell>
          <table:table-cell table:style-name="ce40" office:value-type="float" office:value="853" calcext:value-type="float">
            <text:p>853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345" calcext:value-type="float">
            <text:p>3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53" calcext:value-type="float">
            <text:p>1,953</text:p>
          </table:table-cell>
          <table:table-cell table:style-name="ce40" office:value-type="float" office:value="5200" calcext:value-type="float">
            <text:p>5,200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119" calcext:value-type="float">
            <text:p>10,119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1412" calcext:value-type="float">
            <text:p>1,412</text:p>
          </table:table-cell>
          <table:table-cell table:style-name="ce40" office:value-type="float" office:value="767" calcext:value-type="float">
            <text:p>767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27" calcext:value-type="float">
            <text:p>1,527</text:p>
          </table:table-cell>
          <table:table-cell table:style-name="ce40" office:value-type="float" office:value="5200" calcext:value-type="float">
            <text:p>5,20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1556" calcext:value-type="float">
            <text:p>1,556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392" calcext:value-type="float">
            <text:p>5,392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95" calcext:value-type="float">
            <text:p>4,695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2372" calcext:value-type="float">
            <text:p>2,37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697" calcext:value-type="float">
            <text:p>697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283" calcext:value-type="float">
            <text:p>6,283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1151" calcext:value-type="float">
            <text:p>1,151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0" calcext:value-type="float">
            <text:p>1,000</text:p>
          </table:table-cell>
          <table:table-cell table:style-name="ce42" office:value-type="float" office:value="2828" calcext:value-type="float">
            <text:p>2,828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424" calcext:value-type="float">
            <text:p>5,424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2828" calcext:value-type="float">
            <text:p>2,82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859" calcext:value-type="float">
            <text:p>859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777" calcext:value-type="float">
            <text:p>2,77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803" calcext:value-type="float">
            <text:p>80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47" calcext:value-type="float">
            <text:p>2,247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16" calcext:value-type="float">
            <text:p>916</text:p>
          </table:table-cell>
          <table:table-cell table:style-name="ce40" office:value-type="float" office:value="803" calcext:value-type="float">
            <text:p>80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530" calcext:value-type="float">
            <text:p>530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373" calcext:value-type="float">
            <text:p>37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35" calcext:value-type="float">
            <text:p>235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499" calcext:value-type="float">
            <text:p>1,49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4" calcext:value-type="float">
            <text:p>1,20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2" table:style-name="ce42" office:value-type="float" office:value="55" calcext:value-type="float">
            <text:p>5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430" calcext:value-type="float">
            <text:p>4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95" calcext:value-type="float">
            <text:p>295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820" calcext:value-type="float">
            <text:p>1,82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18" calcext:value-type="float">
            <text:p>518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849" calcext:value-type="float">
            <text:p>1,8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13" calcext:value-type="float">
            <text:p>113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-29" calcext:value-type="float">
            <text:p><text:s text:c="7"/>－2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50" calcext:value-type="float">
            <text:p><text:s text:c="7"/>－50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00" calcext:value-type="float">
            <text:p>1,00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79" calcext:value-type="float">
            <text:p>97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1" calcext:value-type="float">
            <text:p>21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527" calcext:value-type="float">
            <text:p>3,527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449" calcext:value-type="float">
            <text:p>4,449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935" calcext:value-type="float">
            <text:p>935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19" calcext:value-type="float">
            <text:p>719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-922" calcext:value-type="float">
            <text:p><text:s text:c="7"/>－922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2" calcext:value-type="float">
            <text:p>2,08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500" calcext:value-type="float">
            <text:p><text:s text:c="7"/>－500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945" calcext:value-type="float">
            <text:p>1,94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043" calcext:value-type="float">
            <text:p>1,04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67" calcext:value-type="float">
            <text:p>2,36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1043" calcext:value-type="float">
            <text:p>1,04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422" calcext:value-type="float">
            <text:p><text:s text:c="7"/>－422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31" calcext:value-type="float">
            <text:p>2,031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21" calcext:value-type="float">
            <text:p>62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327" calcext:value-type="float">
            <text:p><text:s text:c="7"/>－327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282" calcext:value-type="float">
            <text:p>28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94" calcext:value-type="float">
            <text:p><text:s text:c="7"/>－194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75" calcext:value-type="float">
            <text:p>97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8" calcext:value-type="float">
            <text:p>1,10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33" calcext:value-type="float">
            <text:p><text:s text:c="7"/>－133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236" calcext:value-type="float">
            <text:p>2,236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406" calcext:value-type="float">
            <text:p>2,40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74" calcext:value-type="float">
            <text:p>574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170" calcext:value-type="float">
            <text:p><text:s text:c="7"/>－170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29" calcext:value-type="float">
            <text:p><text:s text:c="7"/>－129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231" calcext:value-type="float">
            <text:p>1,23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72" calcext:value-type="float">
            <text:p>1,27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448" calcext:value-type="float">
            <text:p>4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1" calcext:value-type="float">
            <text:p><text:s text:c="7"/>－41</text:p>
          </table:table-cell>
          <table:table-cell table:style-name="ce67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713" calcext:value-type="float">
            <text:p>1,713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42" calcext:value-type="float">
            <text:p>742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90" calcext:value-type="float">
            <text:p>1,890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office:value-type="float" office:value="412" calcext:value-type="float">
            <text:p>41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2" office:value-type="float" office:value="-177" calcext:value-type="float">
            <text:p><text:s text:c="7"/>－177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55" calcext:value-type="float">
            <text:p><text:s text:c="7"/>－5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25" calcext:value-type="float">
            <text:p>92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7" calcext:value-type="float">
            <text:p>1,04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22" calcext:value-type="float">
            <text:p><text:s text:c="7"/>－122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571" calcext:value-type="float">
            <text:p>5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53" calcext:value-type="float">
            <text:p>3,453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856" calcext:value-type="float">
            <text:p>8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1450" calcext:value-type="float">
            <text:p>1,45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571" calcext:value-type="float">
            <text:p><text:s text:c="7"/>－571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333" calcext:value-type="float">
            <text:p>1,33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2" calcext:value-type="float">
            <text:p>1,61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674" calcext:value-type="float">
            <text:p>67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79" calcext:value-type="float">
            <text:p><text:s text:c="7"/>－279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549" calcext:value-type="float">
            <text:p>1,54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1" calcext:value-type="float">
            <text:p>1,84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2" table:style-name="ce42" office:value-type="float" office:value="88" calcext:value-type="float">
            <text:p>88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776" calcext:value-type="float">
            <text:p>7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92" calcext:value-type="float">
            <text:p><text:s text:c="7"/>－292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907" calcext:value-type="float">
            <text:p>907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97" calcext:value-type="float">
            <text:p>1,097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190" calcext:value-type="float">
            <text:p><text:s text:c="7"/>－19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2" table:style-name="ce41" office:value-type="float" office:value="18" calcext:value-type="float">
            <text:p>1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58" calcext:value-type="float">
            <text:p>5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8" calcext:value-type="float">
            <text:p>50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2" table:style-name="ce41" office:value-type="float" office:value="38" calcext:value-type="float">
            <text:p>3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17" calcext:value-type="float">
            <text:p><text:s text:c="7"/>－117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186" calcext:value-type="float">
            <text:p>1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3" calcext:value-type="float">
            <text:p><text:s text:c="7"/>－73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769" calcext:value-type="float">
            <text:p>1,76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21" calcext:value-type="float">
            <text:p>2,021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2" calcext:value-type="float">
            <text:p>402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" calcext:value-type="float">
            <text:p>16</text:p>
          </table:table-cell>
          <table:table-cell table:style-name="ce62" office:value-type="float" office:value="-252" calcext:value-type="float">
            <text:p><text:s text:c="7"/>－252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63" office:value-type="float" office:value="-114" calcext:value-type="float">
            <text:p><text:s text:c="7"/>－114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38" calcext:value-type="float">
            <text:p>93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6" calcext:value-type="float">
            <text:p>1,07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544" calcext:value-type="float">
            <text:p>5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38" calcext:value-type="float">
            <text:p><text:s text:c="7"/>－13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543" calcext:value-type="float">
            <text:p>54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88" calcext:value-type="float">
            <text:p>48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152" calcext:value-type="float">
            <text:p>15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55" calcext:value-type="float">
            <text:p>5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97" calcext:value-type="float">
            <text:p>9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75" calcext:value-type="float">
            <text:p>7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3" calcext:value-type="float">
            <text:p>2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85" calcext:value-type="float">
            <text:p>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2" calcext:value-type="float">
            <text:p>32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096" calcext:value-type="float">
            <text:p>2,09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080" calcext:value-type="float">
            <text:p>1,08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29" calcext:value-type="float">
            <text:p>2,329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1080" calcext:value-type="float">
            <text:p>1,08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33" calcext:value-type="float">
            <text:p><text:s text:c="7"/>－233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466" calcext:value-type="float">
            <text:p>46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73" calcext:value-type="float">
            <text:p><text:s text:c="7"/>－7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152" calcext:value-type="float">
            <text:p>1,15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614" calcext:value-type="float">
            <text:p>61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2" calcext:value-type="float">
            <text:p>1,31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614" calcext:value-type="float">
            <text:p>6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60" calcext:value-type="float">
            <text:p><text:s text:c="7"/>－160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513" calcext:value-type="float">
            <text:p>2,513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7" calcext:value-type="float">
            <text:p>867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444" calcext:value-type="float">
            <text:p>2,44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9" calcext:value-type="float">
            <text:p>899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69" calcext:value-type="float">
            <text:p>69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81" calcext:value-type="float">
            <text:p>81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323" calcext:value-type="float">
            <text:p>1,32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5" calcext:value-type="float">
            <text:p>1,33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2" calcext:value-type="float">
            <text:p><text:s text:c="7"/>－12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33" calcext:value-type="float">
            <text:p>1,5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389" calcext:value-type="float">
            <text:p>38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06" calcext:value-type="float">
            <text:p><text:s text:c="7"/>－206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85" calcext:value-type="float">
            <text:p>58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2" table:style-name="ce41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165" calcext:value-type="float">
            <text:p>16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23" calcext:value-type="float">
            <text:p><text:s text:c="7"/>－12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42" calcext:value-type="float">
            <text:p>74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5" calcext:value-type="float">
            <text:p>82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224" calcext:value-type="float">
            <text:p>2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3" calcext:value-type="float">
            <text:p><text:s text:c="7"/>－83</text:p>
          </table:table-cell>
          <table:table-cell table:style-name="ce67" table:number-columns-repeated="993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7" office:value-type="float" office:value="1433" calcext:value-type="float">
            <text:p>1,43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464" calcext:value-type="float">
            <text:p>46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94" calcext:value-type="float">
            <text:p>59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11" calcext:value-type="float">
            <text:p>1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9" calcext:value-type="float">
            <text:p>26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59" office:value-type="float" office:value="839" calcext:value-type="float">
            <text:p>839</text:p>
          </table:table-cell>
          <table:table-cell table:style-name="ce67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718" calcext:value-type="float">
            <text:p>71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233" calcext:value-type="float">
            <text:p>233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7" calcext:value-type="float">
            <text:p>32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13" calcext:value-type="float">
            <text:p>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49" calcext:value-type="float">
            <text:p>14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391" calcext:value-type="float">
            <text:p>391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715" calcext:value-type="float">
            <text:p>71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82" calcext:value-type="float">
            <text:p>182</text:p>
          </table:table-cell>
          <table:table-cell table:number-columns-repeated="2" table:style-name="ce39" office:value-type="float" office:value="49" calcext:value-type="float">
            <text:p>49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231" calcext:value-type="float">
            <text:p>2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7" calcext:value-type="float">
            <text:p>26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20" calcext:value-type="float">
            <text:p>1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448" calcext:value-type="float">
            <text:p>44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217" calcext:value-type="float">
            <text:p>1,21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360" calcext:value-type="float">
            <text:p>36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39" calcext:value-type="float">
            <text:p>53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59" calcext:value-type="float">
            <text:p>25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678" calcext:value-type="float">
            <text:p>678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86" calcext:value-type="float">
            <text:p>18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2"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2" calcext:value-type="float">
            <text:p>14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25" calcext:value-type="float">
            <text:p>32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74" calcext:value-type="float">
            <text:p>17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3" calcext:value-type="float">
            <text:p>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7" calcext:value-type="float">
            <text:p>1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53" calcext:value-type="float">
            <text:p>353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04" calcext:value-type="float">
            <text:p>10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61" calcext:value-type="float">
            <text:p>161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66" calcext:value-type="float">
            <text:p>66</text:p>
          </table:table-cell>
          <table:table-cell table:style-name="ce67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7" calcext:value-type="float">
            <text:p>5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95" calcext:value-type="float">
            <text:p>95</text:p>
          </table:table-cell>
          <table:table-cell table:style-name="ce67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0" office:value-type="string" calcext:value-type="string" table:number-columns-spanned="5" table:number-rows-spanned="1">
            <text:p>內政部戶政司 民國101年9月6日編製</text:p>
          </table:table-cell>
          <table:covered-table-cell table:number-columns-repeated="4" table:style-name="ce50"/>
          <table:table-cell table:number-columns-repeated="993"/>
        </table:table-row>
        <table:table-row table:style-name="ro5">
          <table:table-cell table:style-name="ce16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5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2%E6%80%A7%E6%AF%94%E4%BE%8B&amp;%E4%BA%BA%E5%8F%A3%E5%AF%86%E5%BA%A6-101.08.xls'#$''.$G$5]"/>
        <table:named-expression table:name="出生" table:base-cell-address="$遷徙.$A$1" table:expression="['file:///D:/123/c62/02%E6%80%A7%E6%AF%94%E4%BE%8B&amp;%E4%BA%BA%E5%8F%A3%E5%AF%86%E5%BA%A6-101.08.xls'#$''.$V$14:.$V$34]"/>
        <table:named-expression table:name="月底人口數" table:base-cell-address="$遷徙.$A$1" table:expression="['file:///D:/123/c62/02%E6%80%A7%E6%AF%94%E4%BE%8B&amp;%E4%BA%BA%E5%8F%A3%E5%AF%86%E5%BA%A6-101.08.xls'#$''.$AT$14:.$AU$34]"/>
        <table:named-expression table:name="死亡" table:base-cell-address="$遷徙.$A$1" table:expression="['file:///D:/123/c62/02%E6%80%A7%E6%AF%94%E4%BE%8B&amp;%E4%BA%BA%E5%8F%A3%E5%AF%86%E5%BA%A6-101.08.xls'#$''.$Y$14:.$Y$34]"/>
        <table:named-expression table:name="結婚" table:base-cell-address="$遷徙.$A$1" table:expression="['file:///D:/123/c62/02%E6%80%A7%E6%AF%94%E4%BE%8B&amp;%E4%BA%BA%E5%8F%A3%E5%AF%86%E5%BA%A6-101.08.xls'#$''.$L$14:.$L$34]"/>
        <table:named-expression table:name="鄰數戶數" table:base-cell-address="$遷徙.$A$1" table:expression="['file:///D:/123/c62/02%E6%80%A7%E6%AF%94%E4%BE%8B&amp;%E4%BA%BA%E5%8F%A3%E5%AF%86%E5%BA%A6-101.08.xls'#$''.$AQ$14:.$AR$34]"/>
        <table:named-expression table:name="離婚" table:base-cell-address="$遷徙.$A$1" table:expression="['file:///D:/123/c62/02%E6%80%A7%E6%AF%94%E4%BE%8B&amp;%E4%BA%BA%E5%8F%A3%E5%AF%86%E5%BA%A6-101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9-06T17:16:40</meta:creation-date>
    <dc:creator>user</dc:creator>
    <dc:date>2012-09-06T17:17:18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